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1dd44" officeooo:paragraph-rsid="0011dd44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aa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aa" officeooo:rsid="0011dd44" officeooo:paragraph-rsid="0011dd44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aa" officeooo:paragraph-rsid="0011dd44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aa0000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aa0000" fo:font-weight="bold"/>
    </style:style>
    <style:style style:name="T1" style:family="text">
      <style:text-properties officeooo:rsid="0012bb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Qt creator 에서 뜨는 에러</text:p>
      <text:p text:style-name="P2"/>
      <text:p text:style-name="P2"/>
      <text:p text:style-name="P4"><office:annotation><dc:date>2017-07-05T12:07:10.077626903</dc:date><text:p>&lt;!--StartFragment--&gt;</text:p></office:annotation>12:05:02: Running steps for project testnice...</text:p>
      <text:p text:style-name="P2">12:05:02: Starting: "/home/jeon/ti-processor-sdk-linux-am57xx-evm-03.02.00.05/linux-devkit/sysroots/x86_64-arago-linux/usr/bin/qt5/qmake" /home/jeon/testnice/testnice.pro -r -spec linux-oe-g++ CONFIG+=debug CONFIG+=qml_debug</text:p>
      <text:p text:style-name="P2">12:05:02: The process "/home/jeon/ti-processor-sdk-linux-am57xx-evm-03.02.00.05/linux-devkit/sysroots/x86_64-arago-linux/usr/bin/qt5/qmake" exited normally.</text:p>
      <text:p text:style-name="P2">12:05:02: Starting: "/usr/bin/make" </text:p>
      <text:p text:style-name="P5">/home/jeon/ti-processor-sdk-linux-am57xx-evm-03.02.00.05/linux-devkit/sysroots/x86_64-arago-linux/usr/bin/qt5//uic mainwindow.ui -o ui_mainwindow.h</text:p>
      <text:p text:style-name="P5">arm-linux-gnueabihf-g++ -c -pipe -march=armv7-a -marm -mfpu=neon -mfloat-abi=hard --sysroot=/home/jeon/ti-processor-sdk-linux-am57xx-evm-03.02.00.05/linux-devkit/sysroots/armv7ahf-neon-linux-gnueabi -g -std=gnu++0x -Wall -W -D_REENTRANT -fPIC -DQT_QML_DEBUG -DQT_WIDGETS_LIB -DQT_GUI_LIB -DQT_CORE_LIB -I. -I/usr/local/include/opencv -I../ti-processor-sdk-linux-am57xx-evm-03.02.00.05/linux-devkit/sysroots/armv7ahf-neon-linux-gnueabi/usr/include/qt5 -I../ti-processor-sdk-linux-am57xx-evm-03.02.00.05/linux-devkit/sysroots/armv7ahf-neon-linux-gnueabi/usr/include/qt5/QtWidgets -I../ti-processor-sdk-linux-am57xx-evm-03.02.00.05/linux-devkit/sysroots/armv7ahf-neon-linux-gnueabi/usr/include/qt5/QtGui -I../ti-processor-sdk-linux-am57xx-evm-03.02.00.05/linux-devkit/sysroots/armv7ahf-neon-linux-gnueabi/usr/include/qt5/QtCore -I. -I. -I../ti-processor-sdk-linux-am57xx-evm-03.02.00.05/linux-devkit/sysroots/x86_64-arago-linux/mkspecs/linux-oe-g++ -o main.o main.cpp</text:p>
      <text:p text:style-name="P5">arm-linux-gnueabihf-g++ -c -pipe -march=armv7-a -marm -mfpu=neon -mfloat-abi=hard --sysroot=/home/jeon/ti-processor-sdk-linux-am57xx-evm-03.02.00.05/linux-devkit/sysroots/armv7ahf-neon-linux-gnueabi -g -std=gnu++0x -Wall -W -D_REENTRANT -fPIC -DQT_QML_DEBUG -DQT_WIDGETS_LIB -DQT_GUI_LIB -DQT_CORE_LIB -I. -I/usr/local/include/opencv -I../ti-processor-sdk-linux-am57xx-evm-03.02.00.05/linux-devkit/sysroots/armv7ahf-neon-linux-gnueabi/usr/include/qt5 -I../ti-processor-sdk-linux-am57xx-evm-03.02.00.05/linux-devkit/sysroots/armv7ahf-neon-linux-gnueabi/usr/include/qt5/QtWidgets -I../ti-processor-sdk-linux-am57xx-evm-03.02.00.05/linux-devkit/sysroots/armv7ahf-neon-linux-gnueabi/usr/include/qt5/QtGui -I../ti-processor-sdk-linux-am57xx-evm-03.02.00.05/linux-devkit/sysroots/armv7ahf-neon-linux-gnueabi/usr/include/qt5/QtCore -I. -I. -I../ti-processor-sdk-linux-am57xx-evm-03.02.00.05/linux-devkit/sysroots/x86_64-arago-linux/mkspecs/linux-oe-g++ -o mainwindow.o mainwindow.cpp</text:p>
      <text:p text:style-name="P5">/home/jeon/ti-processor-sdk-linux-am57xx-evm-03.02.00.05/linux-devkit/sysroots/x86_64-arago-linux/usr/bin/qt5//moc -DQT_QML_DEBUG -DQT_WIDGETS_LIB -DQT_GUI_LIB -DQT_CORE_LIB -I/home/jeon/ti-processor-sdk-linux-am57xx-evm-03.02.00.05/linux-devkit/sysroots/x86_64-arago-linux/mkspecs/linux-oe-g++ -I/home/jeon/testnice -I/usr/local/include/opencv -I/home/jeon/ti-processor-sdk-linux-am57xx-evm-03.02.00.05/linux-devkit/sysroots/armv7ahf-neon-linux-gnueabi/usr/include/qt5 -I/home/jeon/ti-processor-sdk-linux-<text:soft-page-break/>am57xx-evm-03.02.00.05/linux-devkit/sysroots/armv7ahf-neon-linux-gnueabi/usr/include/qt5/QtWidgets -I/home/jeon/ti-processor-sdk-linux-am57xx-evm-03.02.00.05/linux-devkit/sysroots/armv7ahf-neon-linux-gnueabi/usr/include/qt5/QtGui -I/home/jeon/ti-processor-sdk-linux-am57xx-evm-03.02.00.05/linux-devkit/sysroots/armv7ahf-neon-linux-gnueabi/usr/include/qt5/QtCore -I/home/gtbldadm/tools/linaro-2016.02/arm-linux-gnueabihf/include -I/home/gtbldadm/tools/linaro-2016.02/arm-linux-gnueabihf/include/c++/5.3.1 -I/home/gtbldadm/tools/linaro-2016.02/arm-linux-gnueabihf/include/c++/5.3.1/arm-linux-gnueabihf -I/home/gtbldadm/tools/linaro-2016.02/arm-linux-gnueabihf/include/c++/5.3.1/backward -I/home/gtbldadm/tools/linaro-2016.02/lib/gcc/arm-linux-gnueabihf/5.3.1/include -I/home/gtbldadm/tools/linaro-2016.02/lib/gcc/arm-linux-gnueabihf/5.3.1/include-fixed -I/usr/include mainwindow.h -o moc_mainwindow.cpp</text:p>
      <text:p text:style-name="P5">arm-linux-gnueabihf-g++ -c -pipe -march=armv7-a -marm -mfpu=neon -mfloat-abi=hard --sysroot=/home/jeon/ti-processor-sdk-linux-am57xx-evm-03.02.00.05/linux-devkit/sysroots/armv7ahf-neon-linux-gnueabi -g -std=gnu++0x -Wall -W -D_REENTRANT -fPIC -DQT_QML_DEBUG -DQT_WIDGETS_LIB -DQT_GUI_LIB -DQT_CORE_LIB -I. -I/usr/local/include/opencv -I../ti-processor-sdk-linux-am57xx-evm-03.02.00.05/linux-devkit/sysroots/armv7ahf-neon-linux-gnueabi/usr/include/qt5 -I../ti-processor-sdk-linux-am57xx-evm-03.02.00.05/linux-devkit/sysroots/armv7ahf-neon-linux-gnueabi/usr/include/qt5/QtWidgets -I../ti-processor-sdk-linux-am57xx-evm-03.02.00.05/linux-devkit/sysroots/armv7ahf-neon-linux-gnueabi/usr/include/qt5/QtGui -I../ti-processor-sdk-linux-am57xx-evm-03.02.00.05/linux-devkit/sysroots/armv7ahf-neon-linux-gnueabi/usr/include/qt5/QtCore -I. -I. -I../ti-processor-sdk-linux-am57xx-evm-03.02.00.05/linux-devkit/sysroots/x86_64-arago-linux/mkspecs/linux-oe-g++ -o moc_mainwindow.o moc_mainwindow.cpp</text:p>
      <text:p text:style-name="P5">arm-linux-gnueabihf-g++ --sysroot=/home/jeon/ti-processor-sdk-linux-am57xx-evm-03.02.00.05/linux-devkit/sysroots/armv7ahf-neon-linux-gnueabi -o display main.o mainwindow.o moc_mainwindow.o -L/usr/local/lib -L/home/jeon/ti-processor-sdk-linux-am57xx-evm-03.02.00.05/linux-devkit/sysroots/armv7ahf-neon-linux-gnueabi/usr/lib -lQt5Widgets -lQt5Gui -lQt5Core -lGLESv2 -lpthread </text:p>
      <text:p text:style-name="P6">mainwindow.o: In function `MainWindow::MainWindow(QWidget*)':</text:p>
      <text:p text:style-name="P6">/home/jeon/testnice/mainwindow.cpp:14: undefined reference to `cv::imread(cv::String const&amp;, int)'</text:p>
      <text:p text:style-name="P6">/home/jeon/testnice/mainwindow.cpp:15: undefined reference to `cv::imshow(cv::String const&amp;, cv::_InputArray const&amp;)'</text:p>
      <text:p text:style-name="P6">mainwindow.o: In function `MainWindow::on_pushButton_clicked()':</text:p>
      <text:p text:style-name="P5">Makefile:190: recipe for target 'display' failed</text:p>
      <text:p text:style-name="P6">/home/jeon/testnice/mainwindow.cpp:25: undefined reference to `cv::imread(cv::String const&amp;, int)'</text:p>
      <text:p text:style-name="P6">/home/jeon/testnice/mainwindow.cpp:33: undefined reference to `cv::namedWindow(cv::String const&amp;, int)'</text:p>
      <text:p text:style-name="P6">/home/jeon/testnice/mainwindow.cpp:34: undefined reference to `cv::imshow(cv::String const&amp;, cv::_InputArray const&amp;)'</text:p>
      <text:p text:style-name="P6">mainwindow.o: In function `cv::String::String(char const*)':</text:p>
      <text:p text:style-name="P6"><text:soft-page-break/>/home/jeon/ti-processor-sdk-linux-am57xx-evm-03.02.00.05/linux-devkit/sysroots/armv7ahf-neon-linux-gnueabi/usr/include/opencv2/core/cvstd.hpp:625: undefined reference to `cv::String::allocate(unsigned int)'</text:p>
      <text:p text:style-name="P6">mainwindow.o: In function `cv::String::~String()':</text:p>
      <text:p text:style-name="P6">/home/jeon/ti-processor-sdk-linux-am57xx-evm-03.02.00.05/linux-devkit/sysroots/armv7ahf-neon-linux-gnueabi/usr/include/opencv2/core/cvstd.hpp:667: undefined reference to `cv::String::deallocate()'</text:p>
      <text:p text:style-name="P6">mainwindow.o: In function `cv::Mat::~Mat()':</text:p>
      <text:p text:style-name="P6">/home/jeon/ti-processor-sdk-linux-am57xx-evm-03.02.00.05/linux-devkit/sysroots/armv7ahf-neon-linux-gnueabi/usr/include/opencv2/core/mat.inl.hpp:571: undefined reference to `cv::fastFree(void*)'</text:p>
      <text:p text:style-name="P6">mainwindow.o: In function `cv::Mat::release()':</text:p>
      <text:p text:style-name="P6">/home/jeon/ti-processor-sdk-linux-am57xx-evm-03.02.00.05/linux-devkit/sysroots/armv7ahf-neon-linux-gnueabi/usr/include/opencv2/core/mat.inl.hpp:682: undefined reference to `cv::Mat::deallocate()'</text:p>
      <text:p text:style-name="P6">collect2: error: ld returned 1 exit status</text:p>
      <text:p text:style-name="P6">make: *** [display] Error 1</text:p>
      <text:p text:style-name="P7">12:05:08: The process "/usr/bin/make" exited with code 2.</text:p>
      <text:p text:style-name="P6">Error while building/deploying project testnice (kit: AM572x EVM)</text:p>
      <text:p text:style-name="P6">When executing step "Make"</text:p>
      <text:p text:style-name="P2">12:05:08: Elapsed time: 00:05.<office:annotation><dc:date>2017-07-05T12:07:10.099139411</dc:date><text:p>&lt;!--EndFragment--&gt;</text:p></office:annotation></text:p>
      <text:p text:style-name="P4"><office:annotation><dc:date>2017-07-05T11:57:40.625397841</dc:date><text:p>&lt;!--EndFragment--&gt;</text:p></office:annotation></text:p>
      <text:p text:style-name="Standard"/>
      <text:p text:style-name="Standard"/>
      <text:p text:style-name="Standard">터미널에서 뜨는 에러</text:p>
      <text:p text:style-name="Standard"/>
      <text:p text:style-name="P1">No tool chain set from kit "AM572x EVM".</text:p>
      <text:p text:style-name="P1"/>
      <text:p text:style-name="P1">"Error in \" Util.asciify(\"build-display-Desktop_Qt_5_6_2_GCC_64bit-Debug\")\": TypeError: Property 'asciify' of object Core::Internal::UtilsJsExtension(0xceea50) is not a function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1:57:39.211103854</meta:creation-date>
    <dc:date>2017-07-05T12:07:15.618067164</dc:date>
    <meta:editing-duration>PT9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37" meta:word-count="322" meta:character-count="7510" meta:non-whitespace-character-count="7235"/>
  </office:meta>
</office:document-meta>
</file>